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4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2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4.6cm" svg:x="0.8cm" svg:y="5.8cm">
          <text:p text:style-name="P1"><text:span text:style-name="T1">FS7 : Être stable sur</text:span></text:p>
          <text:p text:style-name="P1"><text:span text:style-name="T1">Un suppor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3.2cm" svg:x="7.3cm" svg:y="5.7cm">
          <text:p text:style-name="P1"><text:span text:style-name="T2">FT14 : Faire qu’il tienne sur tout</text:span></text:p>
          <text:p text:style-name="P1"><text:span text:style-name="T2">Support horizontal plan 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3.2cm" svg:x="7.3cm" svg:y="10cm">
          <text:p text:style-name="P1"><text:span text:style-name="T2">FT15 : Faire l’assemblage des</text:span></text:p>
          <text:p text:style-name="P1"><text:span text:style-name="T2">Différents composants </text:span></text:p>
          <text:p text:style-name="P1"><text:span text:style-name="T2">Électroniques du jukebo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cm" svg:height="3.2cm" svg:x="14.8cm" svg:y="5.7cm">
          <text:p text:style-name="P1"><text:span text:style-name="T2">Base horizontale plane</text:span></text:p>
          <text:p text:style-name="P1"><text:span text:style-name="T2">Avec pattes antidérapantes 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cm" svg:height="3.2cm" svg:x="14.8cm" svg:y="10cm">
          <text:p text:style-name="P1"><text:span text:style-name="T2">Visser la carte sur le boîtier</text:span></text:p>
          <text:p text:style-name="P1"><text:span text:style-name="T2">Brancher les composants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8cm" svg:y1="7.2cm" svg:x2="7.3cm" svg:y2="7.2cm">
          <text:p/>
        </draw:line>
        <draw:line draw:style-name="gr4" draw:text-style-name="P4" draw:layer="layout" svg:x1="13.9cm" svg:y1="7.2cm" svg:x2="14.8cm" svg:y2="7.2cm">
          <text:p/>
        </draw:line>
        <draw:line draw:style-name="gr4" draw:text-style-name="P4" draw:layer="layout" svg:x1="6.5cm" svg:y1="7.2cm" svg:x2="6.5cm" svg:y2="11.7cm">
          <text:p/>
        </draw:line>
        <draw:line draw:style-name="gr4" draw:text-style-name="P4" draw:layer="layout" svg:x1="6.5cm" svg:y1="11.7cm" svg:x2="7.3cm" svg:y2="11.7cm">
          <text:p/>
        </draw:line>
        <draw:line draw:style-name="gr4" draw:text-style-name="P4" draw:layer="layout" svg:x1="13.9cm" svg:y1="11.6cm" svg:x2="14.8cm" svg:y2="1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08:28:30.744425403</meta:creation-date>
    <dc:date>2016-11-09T09:05:26.109442474</dc:date>
    <meta:editing-duration>PT14M23S</meta:editing-duration>
    <meta:editing-cycles>3</meta:editing-cycles>
    <meta:generator>LibreOffice/5.1.4.2$Linux_X86_64 LibreOffice_project/10m0$Build-2</meta:generator>
    <meta:document-statistic meta:object-count="10"/>
  </office:meta>
</office:document-meta>
</file>